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odas_20_0_20_0_20_0_20_de_20_tests_5f_random.xls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odas 0 0 0 de tests_random.xls" table:style-name="ta1">
        <office:forms form:automatic-focus="false" form:apply-design-mode="false"/>
        <table:shapes>
          <draw:frame draw:z-index="0" draw:style-name="gr1" svg:width="15.999cm" svg:height="8.999cm" svg:x="19.108cm" svg:y="2.981cm">
            <draw:object draw:notify-on-update-of-ranges="'podas 0 0 0 de tests_random.xls'.J1:'podas 0 0 0 de tests_random.xls'.J1 'podas 0 0 0 de tests_random.xls'.J2:'podas 0 0 0 de tests_random.xls'.J10 'podas 0 0 0 de tests_random.xls'.K1:'podas 0 0 0 de tests_random.xls'.K1 'podas 0 0 0 de tests_random.xls'.K2:'podas 0 0 0 de tests_random.xls'.K10 'podas 0 0 0 de tests_random.xls'.L1:'podas 0 0 0 de tests_random.xls'.L1 'podas 0 0 0 de tests_random.xls'.L2:'podas 0 0 0 de tests_random.xls'.L10 'podas 0 0 0 de tests_random.xls'.M1:'podas 0 0 0 de tests_random.xls'.M1 'podas 0 0 0 de tests_random.xls'.M2:'podas 0 0 0 de tests_random.xls'.M10 'podas 0 0 0 de tests_random.xls'.N1:'podas 0 0 0 de tests_random.xls'.N1 'podas 0 0 0 de tests_random.xls'.N2:'podas 0 0 0 de tests_random.xls'.N10 'podas 0 0 0 de tests_random.xls'.O1:'podas 0 0 0 de tests_random.xls'.O1 'podas 0 0 0 de tests_random.xls'.O2:'podas 0 0 0 de tests_random.xls'.O10 'podas 0 0 0 de tests_random.xls'.P1:'podas 0 0 0 de tests_random.xls'.P1 'podas 0 0 0 de tests_random.xls'.P2:'podas 0 0 0 de tests_random.xls'.P10 'podas 0 0 0 de tests_random.xls'.Q1:'podas 0 0 0 de tests_random.xls'.Q1 'podas 0 0 0 de tests_random.xls'.Q2:'podas 0 0 0 de tests_random.xls'.Q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46" table:default-cell-style-name="ce1"/>
        <table:table-row table:style-name="ro1">
          <table:table-cell/>
          <table:table-cell office:value-type="string">
            <text:p>0 1 0</text:p>
          </table:table-cell>
          <table:table-cell office:value-type="string">
            <text:p>0 1 1</text:p>
          </table:table-cell>
          <table:table-cell office:value-type="string">
            <text:p>1 0 0</text:p>
          </table:table-cell>
          <table:table-cell office:value-type="string">
            <text:p>1 0 1</text:p>
          </table:table-cell>
          <table:table-cell office:value-type="string">
            <text:p>1 1 0</text:p>
          </table:table-cell>
          <table:table-cell office:value-type="string">
            <text:p>1 1 1</text:p>
          </table:table-cell>
          <table:table-cell office:value-type="string">
            <text:p>0 0 0</text:p>
          </table:table-cell>
          <table:table-cell office:value-type="string">
            <text:p>0 0 1</text:p>
          </table:table-cell>
          <table:table-cell office:value-type="string">
            <text:p>Poda 2</text:p>
          </table:table-cell>
          <table:table-cell office:value-type="string">
            <text:p>Poda 2 y 3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office:value-type="string">
            <text:p>Sin Poda</text:p>
          </table:table-cell>
          <table:table-cell office:value-type="string">
            <text:p>Poda 3</text:p>
          </table:table-cell>
          <table:table-cell table:number-columns-repeated="2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12">
            <text:p>312</text:p>
          </table:table-cell>
          <table:table-cell office:value-type="float" office:value="374">
            <text:p>374</text:p>
          </table:table-cell>
          <table:table-cell office:value-type="float" office:value="349">
            <text:p>349</text:p>
          </table:table-cell>
          <table:table-cell office:value-type="float" office:value="860">
            <text:p>860</text:p>
          </table:table-cell>
          <table:table-cell office:value-type="float" office:value="856">
            <text:p>856</text:p>
          </table:table-cell>
          <table:table-cell office:value-type="float" office:value="353">
            <text:p>353</text:p>
          </table:table-cell>
          <table:table-cell table:formula="of:=[.B2]" office:value-type="float" office:value="352">
            <text:p>352</text:p>
          </table:table-cell>
          <table:table-cell table:formula="of:=[.C2]" office:value-type="float" office:value="353">
            <text:p>353</text:p>
          </table:table-cell>
          <table:table-cell table:formula="of:=[.D2]" office:value-type="float" office:value="312">
            <text:p>312</text:p>
          </table:table-cell>
          <table:table-cell table:formula="of:=[.E2]" office:value-type="float" office:value="374">
            <text:p>374</text:p>
          </table:table-cell>
          <table:table-cell table:formula="of:=[.F2]" office:value-type="float" office:value="349">
            <text:p>349</text:p>
          </table:table-cell>
          <table:table-cell table:formula="of:=[.G2]" office:value-type="float" office:value="860">
            <text:p>860</text:p>
          </table:table-cell>
          <table:table-cell table:formula="of:=[.H2]" office:value-type="float" office:value="856">
            <text:p>856</text:p>
          </table:table-cell>
          <table:table-cell table:formula="of:=[.I2]" office:value-type="float" office:value="353">
            <text:p>353</text:p>
          </table:table-cell>
          <table:table-cell table:number-columns-repeated="23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605">
            <text:p>605</text:p>
          </table:table-cell>
          <table:table-cell office:value-type="float" office:value="1054">
            <text:p>1054</text:p>
          </table:table-cell>
          <table:table-cell office:value-type="float" office:value="775">
            <text:p>775</text:p>
          </table:table-cell>
          <table:table-cell office:value-type="float" office:value="664">
            <text:p>664</text:p>
          </table:table-cell>
          <table:table-cell office:value-type="float" office:value="1494">
            <text:p>1494</text:p>
          </table:table-cell>
          <table:table-cell office:value-type="float" office:value="2458">
            <text:p>2458</text:p>
          </table:table-cell>
          <table:table-cell office:value-type="float" office:value="761">
            <text:p>761</text:p>
          </table:table-cell>
          <table:table-cell table:formula="of:=([.B3]+[.B4])/2" office:value-type="float" office:value="664.5">
            <text:p>664,5</text:p>
          </table:table-cell>
          <table:table-cell table:formula="of:=([.C3]+[.C4])/2" office:value-type="float" office:value="605.5">
            <text:p>605,5</text:p>
          </table:table-cell>
          <table:table-cell table:formula="of:=([.D3]+[.D4])/2" office:value-type="float" office:value="1109.5">
            <text:p>1109,5</text:p>
          </table:table-cell>
          <table:table-cell table:formula="of:=([.E3]+[.E4])/2" office:value-type="float" office:value="767.5">
            <text:p>767,5</text:p>
          </table:table-cell>
          <table:table-cell table:formula="of:=([.F3]+[.F4])/2" office:value-type="float" office:value="664.5">
            <text:p>664,5</text:p>
          </table:table-cell>
          <table:table-cell table:formula="of:=([.G3]+[.G4])/2" office:value-type="float" office:value="1497">
            <text:p>1497</text:p>
          </table:table-cell>
          <table:table-cell table:formula="of:=([.H3]+[.H4])/2" office:value-type="float" office:value="2458.5">
            <text:p>2458,5</text:p>
          </table:table-cell>
          <table:table-cell table:formula="of:=([.I3]+[.I4])/2" office:value-type="float" office:value="748">
            <text:p>748</text:p>
          </table:table-cell>
          <table:table-cell table:number-columns-repeated="23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5">
            <text:p>665</text:p>
          </table:table-cell>
          <table:table-cell office:value-type="float" office:value="606">
            <text:p>606</text:p>
          </table:table-cell>
          <table:table-cell office:value-type="float" office:value="1165">
            <text:p>1165</text:p>
          </table:table-cell>
          <table:table-cell office:value-type="float" office:value="760">
            <text:p>760</text:p>
          </table:table-cell>
          <table:table-cell office:value-type="float" office:value="665">
            <text:p>665</text:p>
          </table:table-cell>
          <table:table-cell office:value-type="float" office:value="1500">
            <text:p>1500</text:p>
          </table:table-cell>
          <table:table-cell office:value-type="float" office:value="2459">
            <text:p>2459</text:p>
          </table:table-cell>
          <table:table-cell office:value-type="float" office:value="735">
            <text:p>735</text:p>
          </table:table-cell>
          <table:table-cell table:formula="of:=([.B5]+[.B6])/2" office:value-type="float" office:value="1147.5">
            <text:p>1147,5</text:p>
          </table:table-cell>
          <table:table-cell table:formula="of:=([.C5]+[.C6])/2" office:value-type="float" office:value="878.5">
            <text:p>878,5</text:p>
          </table:table-cell>
          <table:table-cell table:formula="of:=([.D5]+[.D6])/2" office:value-type="float" office:value="4345.5">
            <text:p>4345,5</text:p>
          </table:table-cell>
          <table:table-cell table:formula="of:=([.E5]+[.E6])/2" office:value-type="float" office:value="1765">
            <text:p>1765</text:p>
          </table:table-cell>
          <table:table-cell table:formula="of:=([.F5]+[.F6])/2" office:value-type="float" office:value="1137">
            <text:p>1137</text:p>
          </table:table-cell>
          <table:table-cell table:formula="of:=([.G5]+[.G6])/2" office:value-type="float" office:value="2190.5">
            <text:p>2190,5</text:p>
          </table:table-cell>
          <table:table-cell table:formula="of:=([.H5]+[.H6])/2" office:value-type="float" office:value="11722.5">
            <text:p>11722,5</text:p>
          </table:table-cell>
          <table:table-cell table:formula="of:=([.I5]+[.I6])/2" office:value-type="float" office:value="1741.5">
            <text:p>1741,5</text:p>
          </table:table-cell>
          <table:table-cell table:number-columns-repeated="23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52">
            <text:p>1152</text:p>
          </table:table-cell>
          <table:table-cell office:value-type="float" office:value="883">
            <text:p>883</text:p>
          </table:table-cell>
          <table:table-cell office:value-type="float" office:value="4357">
            <text:p>4357</text:p>
          </table:table-cell>
          <table:table-cell office:value-type="float" office:value="1730">
            <text:p>1730</text:p>
          </table:table-cell>
          <table:table-cell office:value-type="float" office:value="1131">
            <text:p>1131</text:p>
          </table:table-cell>
          <table:table-cell office:value-type="float" office:value="2186">
            <text:p>2186</text:p>
          </table:table-cell>
          <table:table-cell office:value-type="float" office:value="11748">
            <text:p>11748</text:p>
          </table:table-cell>
          <table:table-cell office:value-type="float" office:value="1715">
            <text:p>1715</text:p>
          </table:table-cell>
          <table:table-cell table:formula="of:=([.B7]+[.B8]+[.B9])/3" office:value-type="float" office:value="1746.33333333333">
            <text:p>1746,33333333333</text:p>
          </table:table-cell>
          <table:table-cell table:formula="of:=([.C7]+[.C8]+[.C9])/3" office:value-type="float" office:value="1243">
            <text:p>1243</text:p>
          </table:table-cell>
          <table:table-cell table:formula="of:=([.D7]+[.D8]+[.D9])/3" office:value-type="float" office:value="25886">
            <text:p>25886</text:p>
          </table:table-cell>
          <table:table-cell table:formula="of:=([.E7]+[.E8]+[.E9])/3" office:value-type="float" office:value="3921">
            <text:p>3921</text:p>
          </table:table-cell>
          <table:table-cell table:formula="of:=([.F7]+[.F8]+[.F9])/3" office:value-type="float" office:value="1747.66666666667">
            <text:p>1747,66666666667</text:p>
          </table:table-cell>
          <table:table-cell table:formula="of:=([.G7]+[.G8]+[.G9])/3" office:value-type="float" office:value="3106.66666666667">
            <text:p>3106,66666666667</text:p>
          </table:table-cell>
          <table:table-cell table:formula="of:=([.H7]+[.H8]+[.H9])/3" office:value-type="float" office:value="69480.3333333333">
            <text:p>69480,3333333333</text:p>
          </table:table-cell>
          <table:table-cell table:formula="of:=([.I7]+[.I8]+[.I9])/3" office:value-type="float" office:value="3975">
            <text:p>3975</text:p>
          </table:table-cell>
          <table:table-cell table:number-columns-repeated="23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43">
            <text:p>1143</text:p>
          </table:table-cell>
          <table:table-cell office:value-type="float" office:value="874">
            <text:p>874</text:p>
          </table:table-cell>
          <table:table-cell office:value-type="float" office:value="4334">
            <text:p>4334</text:p>
          </table:table-cell>
          <table:table-cell office:value-type="float" office:value="1800">
            <text:p>1800</text:p>
          </table:table-cell>
          <table:table-cell office:value-type="float" office:value="1143">
            <text:p>1143</text:p>
          </table:table-cell>
          <table:table-cell office:value-type="float" office:value="2195">
            <text:p>2195</text:p>
          </table:table-cell>
          <table:table-cell office:value-type="float" office:value="11697">
            <text:p>11697</text:p>
          </table:table-cell>
          <table:table-cell office:value-type="float" office:value="1768">
            <text:p>1768</text:p>
          </table:table-cell>
          <table:table-cell table:formula="of:=([.B10]+[.B11])/2" office:value-type="float" office:value="2526">
            <text:p>2526</text:p>
          </table:table-cell>
          <table:table-cell table:formula="of:=([.C10]+[.C11])/2" office:value-type="float" office:value="1639.5">
            <text:p>1639,5</text:p>
          </table:table-cell>
          <table:table-cell table:formula="of:=([.D10]+[.D11])/2" office:value-type="float" office:value="185732.5">
            <text:p>185732,5</text:p>
          </table:table-cell>
          <table:table-cell table:formula="of:=([.E10]+[.E11])/2" office:value-type="float" office:value="8695.5">
            <text:p>8695,5</text:p>
          </table:table-cell>
          <table:table-cell table:formula="of:=([.F10]+[.F11])/2" office:value-type="float" office:value="2530.5">
            <text:p>2530,5</text:p>
          </table:table-cell>
          <table:table-cell table:formula="of:=([.G10]+[.G11])/2" office:value-type="float" office:value="4345.5">
            <text:p>4345,5</text:p>
          </table:table-cell>
          <table:table-cell table:formula="of:=([.H10]+[.H11])/2" office:value-type="float" office:value="243071">
            <text:p>243071</text:p>
          </table:table-cell>
          <table:table-cell table:formula="of:=([.I10]+[.I11])/2" office:value-type="float" office:value="8610.5">
            <text:p>8610,5</text:p>
          </table:table-cell>
          <table:table-cell table:number-columns-repeated="23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6">
            <text:p>1746</text:p>
          </table:table-cell>
          <table:table-cell office:value-type="float" office:value="1233">
            <text:p>1233</text:p>
          </table:table-cell>
          <table:table-cell office:value-type="float" office:value="25927">
            <text:p>25927</text:p>
          </table:table-cell>
          <table:table-cell office:value-type="float" office:value="3816">
            <text:p>3816</text:p>
          </table:table-cell>
          <table:table-cell office:value-type="float" office:value="1757">
            <text:p>1757</text:p>
          </table:table-cell>
          <table:table-cell office:value-type="float" office:value="3080">
            <text:p>3080</text:p>
          </table:table-cell>
          <table:table-cell office:value-type="float" office:value="69794">
            <text:p>69794</text:p>
          </table:table-cell>
          <table:table-cell office:value-type="float" office:value="4133">
            <text:p>4133</text:p>
          </table:table-cell>
          <table:table-cell table:formula="of:=([.B12]+[.B13]+[.B14]+[.B15])/4" office:value-type="float" office:value="3448.75">
            <text:p>3448,75</text:p>
          </table:table-cell>
          <table:table-cell table:formula="of:=([.C12]+[.C13]+[.C14]+[.C15])/4" office:value-type="float" office:value="2082.25">
            <text:p>2082,25</text:p>
          </table:table-cell>
          <table:table-cell table:formula="of:=([.D12]+[.D13]+[.D14]+[.D15])/4" office:value-type="float" office:value="1590820.25">
            <text:p>1590820,25</text:p>
          </table:table-cell>
          <table:table-cell table:formula="of:=([.E12]+[.E13]+[.E14]+[.E15])/4" office:value-type="float" office:value="18511.5">
            <text:p>18511,5</text:p>
          </table:table-cell>
          <table:table-cell table:formula="of:=([.F12]+[.F13]+[.F14]+[.F15])/4" office:value-type="float" office:value="3437.75">
            <text:p>3437,75</text:p>
          </table:table-cell>
          <table:table-cell table:formula="of:=([.G12]+[.G13]+[.G14]+[.G15])/4" office:value-type="float" office:value="5234.5">
            <text:p>5234,5</text:p>
          </table:table-cell>
          <table:table-cell table:formula="of:=([.H12]+[.H13]+[.H14]+[.H15])/4" office:value-type="float" office:value="1595150.25">
            <text:p>1595150,25</text:p>
          </table:table-cell>
          <table:table-cell table:formula="of:=([.I12]+[.I13]+[.I14]+[.I15])/4" office:value-type="float" office:value="18921.25">
            <text:p>18921,25</text:p>
          </table:table-cell>
          <table:table-cell table:number-columns-repeated="23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81">
            <text:p>1781</text:p>
          </table:table-cell>
          <table:table-cell office:value-type="float" office:value="1260">
            <text:p>1260</text:p>
          </table:table-cell>
          <table:table-cell office:value-type="float" office:value="25407">
            <text:p>25407</text:p>
          </table:table-cell>
          <table:table-cell office:value-type="float" office:value="3975">
            <text:p>3975</text:p>
          </table:table-cell>
          <table:table-cell office:value-type="float" office:value="1767">
            <text:p>1767</text:p>
          </table:table-cell>
          <table:table-cell office:value-type="float" office:value="3174">
            <text:p>3174</text:p>
          </table:table-cell>
          <table:table-cell office:value-type="float" office:value="68524">
            <text:p>68524</text:p>
          </table:table-cell>
          <table:table-cell office:value-type="float" office:value="3934">
            <text:p>3934</text:p>
          </table:table-cell>
          <table:table-cell table:formula="of:=([.B16]+[.B17])/2" office:value-type="float" office:value="4405">
            <text:p>4405</text:p>
          </table:table-cell>
          <table:table-cell table:formula="of:=([.C16]+[.C17])/2" office:value-type="float" office:value="2603">
            <text:p>2603</text:p>
          </table:table-cell>
          <table:table-cell table:formula="of:=([.D16]+[.D17])/2" office:value-type="float" office:value="15273514.5">
            <text:p>15273514,5</text:p>
          </table:table-cell>
          <table:table-cell table:formula="of:=([.E16]+[.E17])/2" office:value-type="float" office:value="37575">
            <text:p>37575</text:p>
          </table:table-cell>
          <table:table-cell table:formula="of:=([.F16]+[.F17])/2" office:value-type="float" office:value="4391.5">
            <text:p>4391,5</text:p>
          </table:table-cell>
          <table:table-cell table:formula="of:=([.G16]+[.G17])/2" office:value-type="float" office:value="6522">
            <text:p>6522</text:p>
          </table:table-cell>
          <table:table-cell table:formula="of:=([.H16]+[.H17])/2" office:value-type="float" office:value="15162356.5">
            <text:p>15162356,5</text:p>
          </table:table-cell>
          <table:table-cell table:formula="of:=([.I16]+[.I17])/2" office:value-type="float" office:value="40390">
            <text:p>40390</text:p>
          </table:table-cell>
          <table:table-cell table:number-columns-repeated="23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12">
            <text:p>1712</text:p>
          </table:table-cell>
          <table:table-cell office:value-type="float" office:value="1236">
            <text:p>1236</text:p>
          </table:table-cell>
          <table:table-cell office:value-type="float" office:value="26324">
            <text:p>26324</text:p>
          </table:table-cell>
          <table:table-cell office:value-type="float" office:value="3972">
            <text:p>3972</text:p>
          </table:table-cell>
          <table:table-cell office:value-type="float" office:value="1719">
            <text:p>1719</text:p>
          </table:table-cell>
          <table:table-cell office:value-type="float" office:value="3066">
            <text:p>3066</text:p>
          </table:table-cell>
          <table:table-cell office:value-type="float" office:value="70123">
            <text:p>70123</text:p>
          </table:table-cell>
          <table:table-cell office:value-type="float" office:value="3858">
            <text:p>3858</text:p>
          </table:table-cell>
          <table:table-cell table:formula="of:=([.B18]+[.B19]+[.B20]+[.B21])/4" office:value-type="float" office:value="5720.5">
            <text:p>5720,5</text:p>
          </table:table-cell>
          <table:table-cell table:formula="of:=([.C18]+[.C19]+[.C20]+[.C21])/4" office:value-type="float" office:value="3187.25">
            <text:p>3187,25</text:p>
          </table:table-cell>
          <table:table-cell table:formula="of:=([.D18]+[.D19]+[.D20]+[.D21])/4" office:value-type="float" office:value="169370017.75">
            <text:p>169370017,75</text:p>
          </table:table-cell>
          <table:table-cell table:formula="of:=([.E18]+[.E19]+[.E20]+[.E21])/4" office:value-type="float" office:value="83354.5">
            <text:p>83354,5</text:p>
          </table:table-cell>
          <table:table-cell table:formula="of:=([.F18]+[.F19]+[.F20]+[.F21])/4" office:value-type="float" office:value="5722.25">
            <text:p>5722,25</text:p>
          </table:table-cell>
          <table:table-cell table:formula="of:=([.G18]+[.G19]+[.G20]+[.G21])/4" office:value-type="float" office:value="8330.5">
            <text:p>8330,5</text:p>
          </table:table-cell>
          <table:table-cell table:formula="of:=([.H18]+[.H19]+[.H20]+[.H21])/4" office:value-type="float" office:value="166984414.25">
            <text:p>166984414,25</text:p>
          </table:table-cell>
          <table:table-cell table:formula="of:=([.I18]+[.I19]+[.I20]+[.I21])/4" office:value-type="float" office:value="86922.25">
            <text:p>86922,25</text:p>
          </table:table-cell>
          <table:table-cell table:number-columns-repeated="23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3">
            <text:p>2533</text:p>
          </table:table-cell>
          <table:table-cell office:value-type="float" office:value="1641">
            <text:p>1641</text:p>
          </table:table-cell>
          <table:table-cell office:value-type="float" office:value="186034">
            <text:p>186034</text:p>
          </table:table-cell>
          <table:table-cell office:value-type="float" office:value="8828">
            <text:p>8828</text:p>
          </table:table-cell>
          <table:table-cell office:value-type="float" office:value="2529">
            <text:p>2529</text:p>
          </table:table-cell>
          <table:table-cell office:value-type="float" office:value="4681">
            <text:p>4681</text:p>
          </table:table-cell>
          <table:table-cell office:value-type="float" office:value="303555">
            <text:p>303555</text:p>
          </table:table-cell>
          <table:table-cell office:value-type="float" office:value="8603">
            <text:p>8603</text:p>
          </table:table-cell>
          <table:table-cell table:formula="of:=([.B22]+[.B23]+[.B24])/3" office:value-type="float" office:value="7184.66666666667">
            <text:p>7184,66666666667</text:p>
          </table:table-cell>
          <table:table-cell table:formula="of:=([.C22]+[.C23]+[.C24])/3" office:value-type="float" office:value="3756.66666666667">
            <text:p>3756,66666666667</text:p>
          </table:table-cell>
          <table:table-cell table:formula="of:=([.D22]+[.D23]+[.D24])/3" office:value-type="float" office:value="1072149000">
            <text:p>1072149000</text:p>
          </table:table-cell>
          <table:table-cell table:formula="of:=([.E22]+[.E23]+[.E24])/3" office:value-type="float" office:value="173324.333333333">
            <text:p>173324,333333333</text:p>
          </table:table-cell>
          <table:table-cell table:formula="of:=([.F22]+[.F23]+[.F24])/3" office:value-type="float" office:value="7207">
            <text:p>7207</text:p>
          </table:table-cell>
          <table:table-cell table:formula="of:=([.G22]+[.G23]+[.G24])/3" office:value-type="float" office:value="9776.66666666667">
            <text:p>9776,66666666667</text:p>
          </table:table-cell>
          <table:table-cell table:formula="of:=([.H22]+[.H23]+[.H24])/3" office:value-type="float" office:value="64776014.6666667">
            <text:p>64776014,6666667</text:p>
          </table:table-cell>
          <table:table-cell table:formula="of:=([.I22]+[.I23]+[.I24])/3" office:value-type="float" office:value="184416">
            <text:p>184416</text:p>
          </table:table-cell>
          <table:table-cell table:number-columns-repeated="23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9">
            <text:p>2519</text:p>
          </table:table-cell>
          <table:table-cell office:value-type="float" office:value="1638">
            <text:p>1638</text:p>
          </table:table-cell>
          <table:table-cell office:value-type="float" office:value="185431">
            <text:p>185431</text:p>
          </table:table-cell>
          <table:table-cell office:value-type="float" office:value="8563">
            <text:p>8563</text:p>
          </table:table-cell>
          <table:table-cell office:value-type="float" office:value="2532">
            <text:p>2532</text:p>
          </table:table-cell>
          <table:table-cell office:value-type="float" office:value="4010">
            <text:p>4010</text:p>
          </table:table-cell>
          <table:table-cell office:value-type="float" office:value="182587">
            <text:p>182587</text:p>
          </table:table-cell>
          <table:table-cell office:value-type="float" office:value="8618">
            <text:p>8618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92">
            <text:p>3392</text:p>
          </table:table-cell>
          <table:table-cell office:value-type="float" office:value="2063">
            <text:p>2063</text:p>
          </table:table-cell>
          <table:table-cell office:value-type="float" office:value="1564803">
            <text:p>1564803</text:p>
          </table:table-cell>
          <table:table-cell office:value-type="float" office:value="18717">
            <text:p>18717</text:p>
          </table:table-cell>
          <table:table-cell office:value-type="float" office:value="3386">
            <text:p>3386</text:p>
          </table:table-cell>
          <table:table-cell office:value-type="float" office:value="5215">
            <text:p>5215</text:p>
          </table:table-cell>
          <table:table-cell office:value-type="float" office:value="1544615">
            <text:p>1544615</text:p>
          </table:table-cell>
          <table:table-cell office:value-type="float" office:value="18427">
            <text:p>18427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25">
            <text:p>3525</text:p>
          </table:table-cell>
          <table:table-cell office:value-type="float" office:value="2096">
            <text:p>2096</text:p>
          </table:table-cell>
          <table:table-cell office:value-type="float" office:value="1668468">
            <text:p>1668468</text:p>
          </table:table-cell>
          <table:table-cell office:value-type="float" office:value="18981">
            <text:p>18981</text:p>
          </table:table-cell>
          <table:table-cell office:value-type="float" office:value="3522">
            <text:p>3522</text:p>
          </table:table-cell>
          <table:table-cell office:value-type="float" office:value="5257">
            <text:p>5257</text:p>
          </table:table-cell>
          <table:table-cell office:value-type="float" office:value="1617791">
            <text:p>1617791</text:p>
          </table:table-cell>
          <table:table-cell office:value-type="float" office:value="19075">
            <text:p>19075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05">
            <text:p>3505</text:p>
          </table:table-cell>
          <table:table-cell office:value-type="float" office:value="2113">
            <text:p>2113</text:p>
          </table:table-cell>
          <table:table-cell office:value-type="float" office:value="1579260">
            <text:p>1579260</text:p>
          </table:table-cell>
          <table:table-cell office:value-type="float" office:value="19125">
            <text:p>19125</text:p>
          </table:table-cell>
          <table:table-cell office:value-type="float" office:value="3493">
            <text:p>3493</text:p>
          </table:table-cell>
          <table:table-cell office:value-type="float" office:value="5297">
            <text:p>5297</text:p>
          </table:table-cell>
          <table:table-cell office:value-type="float" office:value="1673128">
            <text:p>1673128</text:p>
          </table:table-cell>
          <table:table-cell office:value-type="float" office:value="19013">
            <text:p>19013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73">
            <text:p>3373</text:p>
          </table:table-cell>
          <table:table-cell office:value-type="float" office:value="2057">
            <text:p>2057</text:p>
          </table:table-cell>
          <table:table-cell office:value-type="float" office:value="1550750">
            <text:p>1550750</text:p>
          </table:table-cell>
          <table:table-cell office:value-type="float" office:value="17223">
            <text:p>17223</text:p>
          </table:table-cell>
          <table:table-cell office:value-type="float" office:value="3350">
            <text:p>3350</text:p>
          </table:table-cell>
          <table:table-cell office:value-type="float" office:value="5169">
            <text:p>5169</text:p>
          </table:table-cell>
          <table:table-cell office:value-type="float" office:value="1545067">
            <text:p>1545067</text:p>
          </table:table-cell>
          <table:table-cell office:value-type="float" office:value="19170">
            <text:p>19170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11">
            <text:p>4411</text:p>
          </table:table-cell>
          <table:table-cell office:value-type="float" office:value="2620">
            <text:p>2620</text:p>
          </table:table-cell>
          <table:table-cell office:value-type="float" office:value="15245957">
            <text:p>15245957</text:p>
          </table:table-cell>
          <table:table-cell office:value-type="float" office:value="39340">
            <text:p>39340</text:p>
          </table:table-cell>
          <table:table-cell office:value-type="float" office:value="4399">
            <text:p>4399</text:p>
          </table:table-cell>
          <table:table-cell office:value-type="float" office:value="6544">
            <text:p>6544</text:p>
          </table:table-cell>
          <table:table-cell office:value-type="float" office:value="15117014">
            <text:p>15117014</text:p>
          </table:table-cell>
          <table:table-cell office:value-type="float" office:value="40061">
            <text:p>40061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99">
            <text:p>4399</text:p>
          </table:table-cell>
          <table:table-cell office:value-type="float" office:value="2586">
            <text:p>2586</text:p>
          </table:table-cell>
          <table:table-cell office:value-type="float" office:value="15301072">
            <text:p>15301072</text:p>
          </table:table-cell>
          <table:table-cell office:value-type="float" office:value="35810">
            <text:p>35810</text:p>
          </table:table-cell>
          <table:table-cell office:value-type="float" office:value="4384">
            <text:p>4384</text:p>
          </table:table-cell>
          <table:table-cell office:value-type="float" office:value="6500">
            <text:p>6500</text:p>
          </table:table-cell>
          <table:table-cell office:value-type="float" office:value="15207699">
            <text:p>15207699</text:p>
          </table:table-cell>
          <table:table-cell office:value-type="float" office:value="40719">
            <text:p>40719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21">
            <text:p>5621</text:p>
          </table:table-cell>
          <table:table-cell office:value-type="float" office:value="3170">
            <text:p>3170</text:p>
          </table:table-cell>
          <table:table-cell office:value-type="float" office:value="168506677">
            <text:p>168506677</text:p>
          </table:table-cell>
          <table:table-cell office:value-type="float" office:value="86184">
            <text:p>86184</text:p>
          </table:table-cell>
          <table:table-cell office:value-type="float" office:value="5619">
            <text:p>5619</text:p>
          </table:table-cell>
          <table:table-cell office:value-type="float" office:value="7953">
            <text:p>7953</text:p>
          </table:table-cell>
          <table:table-cell office:value-type="float" office:value="166226167">
            <text:p>166226167</text:p>
          </table:table-cell>
          <table:table-cell office:value-type="float" office:value="86190">
            <text:p>86190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17">
            <text:p>5817</text:p>
          </table:table-cell>
          <table:table-cell office:value-type="float" office:value="3181">
            <text:p>3181</text:p>
          </table:table-cell>
          <table:table-cell office:value-type="float" office:value="170679929">
            <text:p>170679929</text:p>
          </table:table-cell>
          <table:table-cell office:value-type="float" office:value="87245">
            <text:p>87245</text:p>
          </table:table-cell>
          <table:table-cell office:value-type="float" office:value="5830">
            <text:p>5830</text:p>
          </table:table-cell>
          <table:table-cell office:value-type="float" office:value="8042">
            <text:p>8042</text:p>
          </table:table-cell>
          <table:table-cell office:value-type="float" office:value="169212186">
            <text:p>169212186</text:p>
          </table:table-cell>
          <table:table-cell office:value-type="float" office:value="88074">
            <text:p>88074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26">
            <text:p>5826</text:p>
          </table:table-cell>
          <table:table-cell office:value-type="float" office:value="3252">
            <text:p>3252</text:p>
          </table:table-cell>
          <table:table-cell office:value-type="float" office:value="170508222">
            <text:p>170508222</text:p>
          </table:table-cell>
          <table:table-cell office:value-type="float" office:value="85521">
            <text:p>85521</text:p>
          </table:table-cell>
          <table:table-cell office:value-type="float" office:value="5830">
            <text:p>5830</text:p>
          </table:table-cell>
          <table:table-cell office:value-type="float" office:value="8124">
            <text:p>8124</text:p>
          </table:table-cell>
          <table:table-cell office:value-type="float" office:value="167023741">
            <text:p>167023741</text:p>
          </table:table-cell>
          <table:table-cell office:value-type="float" office:value="87062">
            <text:p>87062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18">
            <text:p>5618</text:p>
          </table:table-cell>
          <table:table-cell office:value-type="float" office:value="3146">
            <text:p>3146</text:p>
          </table:table-cell>
          <table:table-cell office:value-type="float" office:value="167785243">
            <text:p>167785243</text:p>
          </table:table-cell>
          <table:table-cell office:value-type="float" office:value="74468">
            <text:p>74468</text:p>
          </table:table-cell>
          <table:table-cell office:value-type="float" office:value="5610">
            <text:p>5610</text:p>
          </table:table-cell>
          <table:table-cell office:value-type="float" office:value="9203">
            <text:p>9203</text:p>
          </table:table-cell>
          <table:table-cell office:value-type="float" office:value="165475563">
            <text:p>165475563</text:p>
          </table:table-cell>
          <table:table-cell office:value-type="float" office:value="86363">
            <text:p>86363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17">
            <text:p>7017</text:p>
          </table:table-cell>
          <table:table-cell office:value-type="float" office:value="3728">
            <text:p>3728</text:p>
          </table:table-cell>
          <table:table-cell table:formula="of:=55748064+1000000000" office:value-type="float" office:value="1055748064">
            <text:p>1055748064</text:p>
          </table:table-cell>
          <table:table-cell office:value-type="float" office:value="181219">
            <text:p>181219</text:p>
          </table:table-cell>
          <table:table-cell office:value-type="float" office:value="7020">
            <text:p>7020</text:p>
          </table:table-cell>
          <table:table-cell office:value-type="float" office:value="10316">
            <text:p>10316</text:p>
          </table:table-cell>
          <table:table-cell office:value-type="float" office:value="44091018">
            <text:p>44091018</text:p>
          </table:table-cell>
          <table:table-cell office:value-type="float" office:value="182815">
            <text:p>182815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13">
            <text:p>7313</text:p>
          </table:table-cell>
          <table:table-cell office:value-type="float" office:value="3789">
            <text:p>3789</text:p>
          </table:table-cell>
          <table:table-cell table:formula="of:=105010997+1000000000" office:value-type="float" office:value="1105010997">
            <text:p>1105010997</text:p>
          </table:table-cell>
          <table:table-cell office:value-type="float" office:value="187311">
            <text:p>187311</text:p>
          </table:table-cell>
          <table:table-cell office:value-type="float" office:value="7308">
            <text:p>7308</text:p>
          </table:table-cell>
          <table:table-cell office:value-type="float" office:value="9585">
            <text:p>9585</text:p>
          </table:table-cell>
          <table:table-cell office:value-type="float" office:value="77415251">
            <text:p>77415251</text:p>
          </table:table-cell>
          <table:table-cell office:value-type="float" office:value="186375">
            <text:p>186375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24">
            <text:p>7224</text:p>
          </table:table-cell>
          <table:table-cell office:value-type="float" office:value="3753">
            <text:p>3753</text:p>
          </table:table-cell>
          <table:table-cell table:formula="of:=55687939+1000000000" office:value-type="float" office:value="1055687939">
            <text:p>1055687939</text:p>
          </table:table-cell>
          <table:table-cell office:value-type="float" office:value="151443">
            <text:p>151443</text:p>
          </table:table-cell>
          <table:table-cell office:value-type="float" office:value="7293">
            <text:p>7293</text:p>
          </table:table-cell>
          <table:table-cell office:value-type="float" office:value="9429">
            <text:p>9429</text:p>
          </table:table-cell>
          <table:table-cell office:value-type="float" office:value="72821775">
            <text:p>72821775</text:p>
          </table:table-cell>
          <table:table-cell office:value-type="float" office:value="184058">
            <text:p>184058</text:p>
          </table:table-cell>
          <table:table-cell table:number-columns-repeated="247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'podas 0 0 0 de tests_random.xls'.$A$1" table:expression="#REF!"/>
          <table:named-expression table:name="Sheet_Title" table:base-cell-address="$'podas 0 0 0 de tests_random.xls'.$A$1" table:expression="&quot;podas 0 0 0 de tests_random.xls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odas_20_0_20_0_20_0_20_de_20_tests_5f_random.xls" style:display-name="podas 0 0 0 de tests_random.xl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6:49:19</dc:date>
    <meta:creation-date>2014-04-11T17:02:44Z</meta:creation-date>
    <meta:generator>LibreOffice/3.5$Linux_X86_64 LibreOffice_project/350m1$Build-2</meta:generator>
    <dc:creator>Axel Straminsky</dc:creator>
    <meta:editing-duration>P0D</meta:editing-duration>
    <meta:editing-cycles>5</meta:editing-cycles>
    <meta:document-statistic meta:table-count="1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41cm" svg:y="0.316cm" chart:style-name="ch2">
          <text:p>Comparación de las podas para 1 color</text:p>
        </chart:title>
        <chart:legend chart:legend-position="end" svg:x="12.592cm" svg:y="2.458cm" style:legend-expansion="high" chart:style-name="ch3"/>
        <chart:plot-area chart:style-name="ch4" table:cell-range-address="'podas 0 0 0 de tests_random.xls'.J1:'podas 0 0 0 de tests_random.xls'.Q10" chart:data-source-has-labels="row" svg:x="1.331cm" svg:y="1.635cm" svg:width="10.621cm" svg:height="6.204cm">
          <chartooo:coordinate-region svg:x="3.434cm" svg:y="1.834cm" svg:width="8.424cm" svg:height="5.358cm"/>
          <chart:axis chart:dimension="x" chart:name="primary-x" chart:style-name="ch5">
            <chart:title svg:x="5.406cm" svg:y="8.019cm" chart:style-name="ch6">
              <text:p>Dimension(n*m)</text:p>
            </chart:title>
          </chart:axis>
          <chart:axis chart:dimension="y" chart:name="primary-y" chart:style-name="ch5">
            <chart:title svg:x="0.451cm" svg:y="5.614cm" chart:style-name="ch7">
              <text:p>Tiempo(ns)</text:p>
            </chart:title>
            <chart:grid chart:style-name="ch8" chart:class="major"/>
          </chart:axis>
          <chart:series chart:style-name="ch9" chart:values-cell-range-address="'podas 0 0 0 de tests_random.xls'.J2:'podas 0 0 0 de tests_random.xls'.J10" chart:label-cell-address="'podas 0 0 0 de tests_random.xls'.J1:'podas 0 0 0 de tests_random.xls'.J1" chart:class="chart:line">
            <chart:data-point chart:repeated="9"/>
          </chart:series>
          <chart:series chart:style-name="ch10" chart:values-cell-range-address="'podas 0 0 0 de tests_random.xls'.K2:'podas 0 0 0 de tests_random.xls'.K10" chart:label-cell-address="'podas 0 0 0 de tests_random.xls'.K1:'podas 0 0 0 de tests_random.xls'.K1" chart:class="chart:line">
            <chart:data-point chart:repeated="9"/>
          </chart:series>
          <chart:series chart:style-name="ch11" chart:values-cell-range-address="'podas 0 0 0 de tests_random.xls'.L2:'podas 0 0 0 de tests_random.xls'.L10" chart:label-cell-address="'podas 0 0 0 de tests_random.xls'.L1:'podas 0 0 0 de tests_random.xls'.L1" chart:class="chart:line">
            <chart:data-point chart:repeated="9"/>
          </chart:series>
          <chart:series chart:style-name="ch12" chart:values-cell-range-address="'podas 0 0 0 de tests_random.xls'.M2:'podas 0 0 0 de tests_random.xls'.M10" chart:label-cell-address="'podas 0 0 0 de tests_random.xls'.M1:'podas 0 0 0 de tests_random.xls'.M1" chart:class="chart:line">
            <chart:data-point chart:repeated="9"/>
          </chart:series>
          <chart:series chart:style-name="ch13" chart:values-cell-range-address="'podas 0 0 0 de tests_random.xls'.N2:'podas 0 0 0 de tests_random.xls'.N10" chart:label-cell-address="'podas 0 0 0 de tests_random.xls'.N1:'podas 0 0 0 de tests_random.xls'.N1" chart:class="chart:line">
            <chart:data-point chart:repeated="9"/>
          </chart:series>
          <chart:series chart:style-name="ch14" chart:values-cell-range-address="'podas 0 0 0 de tests_random.xls'.O2:'podas 0 0 0 de tests_random.xls'.O10" chart:label-cell-address="'podas 0 0 0 de tests_random.xls'.O1:'podas 0 0 0 de tests_random.xls'.O1" chart:class="chart:line">
            <chart:data-point chart:repeated="9"/>
          </chart:series>
          <chart:series chart:style-name="ch15" chart:values-cell-range-address="'podas 0 0 0 de tests_random.xls'.P2:'podas 0 0 0 de tests_random.xls'.P10" chart:label-cell-address="'podas 0 0 0 de tests_random.xls'.P1:'podas 0 0 0 de tests_random.xls'.P1" chart:class="chart:line">
            <chart:data-point chart:repeated="9"/>
          </chart:series>
          <chart:series chart:style-name="ch16" chart:values-cell-range-address="'podas 0 0 0 de tests_random.xls'.Q2:'podas 0 0 0 de tests_random.xls'.Q10" chart:label-cell-address="'podas 0 0 0 de tests_random.xls'.Q1:'podas 0 0 0 de tests_random.xls'.Q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da 2</text:p>
                <draw:g>
                  <svg:desc>'podas 0 0 0 de tests_random.xls'.J1:'podas 0 0 0 de tests_random.xls'.J1</svg:desc>
                </draw:g>
              </table:table-cell>
              <table:table-cell office:value-type="string">
                <text:p>Poda 2 y 3</text:p>
                <draw:g>
                  <svg:desc>'podas 0 0 0 de tests_random.xls'.K1:'podas 0 0 0 de tests_random.xls'.K1</svg:desc>
                </draw:g>
              </table:table-cell>
              <table:table-cell office:value-type="string">
                <text:p>Poda 1</text:p>
                <draw:g>
                  <svg:desc>'podas 0 0 0 de tests_random.xls'.L1:'podas 0 0 0 de tests_random.xls'.L1</svg:desc>
                </draw:g>
              </table:table-cell>
              <table:table-cell office:value-type="string">
                <text:p>Poda 1 y 3</text:p>
                <draw:g>
                  <svg:desc>'podas 0 0 0 de tests_random.xls'.M1:'podas 0 0 0 de tests_random.xls'.M1</svg:desc>
                </draw:g>
              </table:table-cell>
              <table:table-cell office:value-type="string">
                <text:p>Poda 1 y 2</text:p>
                <draw:g>
                  <svg:desc>'podas 0 0 0 de tests_random.xls'.N1:'podas 0 0 0 de tests_random.xls'.N1</svg:desc>
                </draw:g>
              </table:table-cell>
              <table:table-cell office:value-type="string">
                <text:p>Poda 1, 2 y 3</text:p>
                <draw:g>
                  <svg:desc>'podas 0 0 0 de tests_random.xls'.O1:'podas 0 0 0 de tests_random.xls'.O1</svg:desc>
                </draw:g>
              </table:table-cell>
              <table:table-cell office:value-type="string">
                <text:p>Sin Poda</text:p>
                <draw:g>
                  <svg:desc>'podas 0 0 0 de tests_random.xls'.P1:'podas 0 0 0 de tests_random.xls'.P1</svg:desc>
                </draw:g>
              </table:table-cell>
              <table:table-cell office:value-type="string">
                <text:p>Poda 3</text:p>
                <draw:g>
                  <svg:desc>'podas 0 0 0 de tests_random.xls'.Q1:'podas 0 0 0 de tests_random.xls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">
                <text:p>352</text:p>
                <draw:g>
                  <svg:desc>'podas 0 0 0 de tests_random.xls'.J2:'podas 0 0 0 de tests_random.xls'.J10</svg:desc>
                </draw:g>
              </table:table-cell>
              <table:table-cell office:value-type="float" office:value="353">
                <text:p>353</text:p>
                <draw:g>
                  <svg:desc>'podas 0 0 0 de tests_random.xls'.K2:'podas 0 0 0 de tests_random.xls'.K10</svg:desc>
                </draw:g>
              </table:table-cell>
              <table:table-cell office:value-type="float" office:value="312">
                <text:p>312</text:p>
                <draw:g>
                  <svg:desc>'podas 0 0 0 de tests_random.xls'.L2:'podas 0 0 0 de tests_random.xls'.L10</svg:desc>
                </draw:g>
              </table:table-cell>
              <table:table-cell office:value-type="float" office:value="374">
                <text:p>374</text:p>
                <draw:g>
                  <svg:desc>'podas 0 0 0 de tests_random.xls'.M2:'podas 0 0 0 de tests_random.xls'.M10</svg:desc>
                </draw:g>
              </table:table-cell>
              <table:table-cell office:value-type="float" office:value="349">
                <text:p>349</text:p>
                <draw:g>
                  <svg:desc>'podas 0 0 0 de tests_random.xls'.N2:'podas 0 0 0 de tests_random.xls'.N10</svg:desc>
                </draw:g>
              </table:table-cell>
              <table:table-cell office:value-type="float" office:value="860">
                <text:p>860</text:p>
                <draw:g>
                  <svg:desc>'podas 0 0 0 de tests_random.xls'.O2:'podas 0 0 0 de tests_random.xls'.O10</svg:desc>
                </draw:g>
              </table:table-cell>
              <table:table-cell office:value-type="float" office:value="856">
                <text:p>856</text:p>
                <draw:g>
                  <svg:desc>'podas 0 0 0 de tests_random.xls'.P2:'podas 0 0 0 de tests_random.xls'.P10</svg:desc>
                </draw:g>
              </table:table-cell>
              <table:table-cell office:value-type="float" office:value="353">
                <text:p>353</text:p>
                <draw:g>
                  <svg:desc>'podas 0 0 0 de tests_random.xls'.Q2:'podas 0 0 0 de tests_random.xls'.Q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4.5">
                <text:p>664.5</text:p>
              </table:table-cell>
              <table:table-cell office:value-type="float" office:value="605.5">
                <text:p>605.5</text:p>
              </table:table-cell>
              <table:table-cell office:value-type="float" office:value="1109.5">
                <text:p>1109.5</text:p>
              </table:table-cell>
              <table:table-cell office:value-type="float" office:value="767.5">
                <text:p>767.5</text:p>
              </table:table-cell>
              <table:table-cell office:value-type="float" office:value="664.5">
                <text:p>664.5</text:p>
              </table:table-cell>
              <table:table-cell office:value-type="float" office:value="1497">
                <text:p>1497</text:p>
              </table:table-cell>
              <table:table-cell office:value-type="float" office:value="2458.5">
                <text:p>2458.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7.5">
                <text:p>1147.5</text:p>
              </table:table-cell>
              <table:table-cell office:value-type="float" office:value="878.5">
                <text:p>878.5</text:p>
              </table:table-cell>
              <table:table-cell office:value-type="float" office:value="4345.5">
                <text:p>4345.5</text:p>
              </table:table-cell>
              <table:table-cell office:value-type="float" office:value="1765">
                <text:p>1765</text:p>
              </table:table-cell>
              <table:table-cell office:value-type="float" office:value="1137">
                <text:p>1137</text:p>
              </table:table-cell>
              <table:table-cell office:value-type="float" office:value="2190.5">
                <text:p>2190.5</text:p>
              </table:table-cell>
              <table:table-cell office:value-type="float" office:value="11722.5">
                <text:p>11722.5</text:p>
              </table:table-cell>
              <table:table-cell office:value-type="float" office:value="1741.5">
                <text:p>174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6.33333333333">
                <text:p>1746.33333333333</text:p>
              </table:table-cell>
              <table:table-cell office:value-type="float" office:value="1243">
                <text:p>1243</text:p>
              </table:table-cell>
              <table:table-cell office:value-type="float" office:value="25886">
                <text:p>25886</text:p>
              </table:table-cell>
              <table:table-cell office:value-type="float" office:value="3921">
                <text:p>3921</text:p>
              </table:table-cell>
              <table:table-cell office:value-type="float" office:value="1747.66666666667">
                <text:p>1747.66666666667</text:p>
              </table:table-cell>
              <table:table-cell office:value-type="float" office:value="3106.66666666667">
                <text:p>3106.66666666667</text:p>
              </table:table-cell>
              <table:table-cell office:value-type="float" office:value="69480.3333333333">
                <text:p>69480.333333333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6">
                <text:p>2526</text:p>
              </table:table-cell>
              <table:table-cell office:value-type="float" office:value="1639.5">
                <text:p>1639.5</text:p>
              </table:table-cell>
              <table:table-cell office:value-type="float" office:value="185732.5">
                <text:p>185732.5</text:p>
              </table:table-cell>
              <table:table-cell office:value-type="float" office:value="8695.5">
                <text:p>8695.5</text:p>
              </table:table-cell>
              <table:table-cell office:value-type="float" office:value="2530.5">
                <text:p>2530.5</text:p>
              </table:table-cell>
              <table:table-cell office:value-type="float" office:value="4345.5">
                <text:p>4345.5</text:p>
              </table:table-cell>
              <table:table-cell office:value-type="float" office:value="243071">
                <text:p>243071</text:p>
              </table:table-cell>
              <table:table-cell office:value-type="float" office:value="8610.5">
                <text:p>86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8.75">
                <text:p>3448.75</text:p>
              </table:table-cell>
              <table:table-cell office:value-type="float" office:value="2082.25">
                <text:p>2082.25</text:p>
              </table:table-cell>
              <table:table-cell office:value-type="float" office:value="1590820.25">
                <text:p>1590820.25</text:p>
              </table:table-cell>
              <table:table-cell office:value-type="float" office:value="18511.5">
                <text:p>18511.5</text:p>
              </table:table-cell>
              <table:table-cell office:value-type="float" office:value="3437.75">
                <text:p>3437.75</text:p>
              </table:table-cell>
              <table:table-cell office:value-type="float" office:value="5234.5">
                <text:p>5234.5</text:p>
              </table:table-cell>
              <table:table-cell office:value-type="float" office:value="1595150.25">
                <text:p>1595150.25</text:p>
              </table:table-cell>
              <table:table-cell office:value-type="float" office:value="18921.25">
                <text:p>1892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5">
                <text:p>4405</text:p>
              </table:table-cell>
              <table:table-cell office:value-type="float" office:value="2603">
                <text:p>2603</text:p>
              </table:table-cell>
              <table:table-cell office:value-type="float" office:value="15273514.5">
                <text:p>15273514.5</text:p>
              </table:table-cell>
              <table:table-cell office:value-type="float" office:value="37575">
                <text:p>37575</text:p>
              </table:table-cell>
              <table:table-cell office:value-type="float" office:value="4391.5">
                <text:p>4391.5</text:p>
              </table:table-cell>
              <table:table-cell office:value-type="float" office:value="6522">
                <text:p>6522</text:p>
              </table:table-cell>
              <table:table-cell office:value-type="float" office:value="15162356.5">
                <text:p>15162356.5</text:p>
              </table:table-cell>
              <table:table-cell office:value-type="float" office:value="40390">
                <text:p>403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20.5">
                <text:p>5720.5</text:p>
              </table:table-cell>
              <table:table-cell office:value-type="float" office:value="3187.25">
                <text:p>3187.25</text:p>
              </table:table-cell>
              <table:table-cell office:value-type="float" office:value="169370017.75">
                <text:p>169370017.75</text:p>
              </table:table-cell>
              <table:table-cell office:value-type="float" office:value="83354.5">
                <text:p>83354.5</text:p>
              </table:table-cell>
              <table:table-cell office:value-type="float" office:value="5722.25">
                <text:p>5722.25</text:p>
              </table:table-cell>
              <table:table-cell office:value-type="float" office:value="8330.5">
                <text:p>8330.5</text:p>
              </table:table-cell>
              <table:table-cell office:value-type="float" office:value="166984414.25">
                <text:p>166984414.25</text:p>
              </table:table-cell>
              <table:table-cell office:value-type="float" office:value="86922.25">
                <text:p>86922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84.66666666667">
                <text:p>7184.66666666667</text:p>
              </table:table-cell>
              <table:table-cell office:value-type="float" office:value="3756.66666666667">
                <text:p>3756.66666666667</text:p>
              </table:table-cell>
              <table:table-cell office:value-type="float" office:value="1072149000">
                <text:p>1072149000</text:p>
              </table:table-cell>
              <table:table-cell office:value-type="float" office:value="173324.333333333">
                <text:p>173324.333333333</text:p>
              </table:table-cell>
              <table:table-cell office:value-type="float" office:value="7207">
                <text:p>7207</text:p>
              </table:table-cell>
              <table:table-cell office:value-type="float" office:value="9776.66666666667">
                <text:p>9776.66666666667</text:p>
              </table:table-cell>
              <table:table-cell office:value-type="float" office:value="64776014.6666667">
                <text:p>64776014.6666667</text:p>
              </table:table-cell>
              <table:table-cell office:value-type="float" office:value="184416">
                <text:p>18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